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gg sans" svg:font-family="'gg sans', 'Noto Sans', 'Helvetica Neue', Helvetica, Arial, sans-serif"/>
    <style:font-face style:name="inherit" svg:font-family="inherit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automatic-styles>
    <style:style style:name="Table1" style:family="table">
      <style:table-properties style:width="6.6in" fo:margin-left="-0.075in" table:align="left" style:writing-mode="lr-tb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6.3569in" table:align="left" style:writing-mode="lr-tb"/>
    </style:style>
    <style:style style:name="Table2.A" style:family="table-column">
      <style:table-column-properties style:column-width="2.7563in"/>
    </style:style>
    <style:style style:name="Table2.B" style:family="table-column">
      <style:table-column-properties style:column-width="0.2986in"/>
    </style:style>
    <style:style style:name="Table2.C" style:family="table-column">
      <style:table-column-properties style:column-width="0.5875in"/>
    </style:style>
    <style:style style:name="Table2.D" style:family="table-column">
      <style:table-column-properties style:column-width="1.041in"/>
    </style:style>
    <style:style style:name="Table2.E" style:family="table-column">
      <style:table-column-properties style:column-width="0.9938in"/>
    </style:style>
    <style:style style:name="Table2.F" style:family="table-column">
      <style:table-column-properties style:column-width="0.6799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background-color="#e0e0e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top" fo:background-color="#e0e0e0" style:border-line-width-bottom="0.0069in 0.0069in 0.0069in" fo:padding-left="0.075in" fo:padding-right="0.075in" fo:padding-top="0in" fo:padding-bottom="0in" fo:border-left="0.5pt solid #000000" fo:border-right="0.5pt solid #000000" fo:border-top="0.5pt solid #000000" fo:border-bottom="1.5pt double #000000" style:writing-mode="lr-tb">
        <style:background-image/>
      </style:table-cell-properties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D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F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F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D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F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B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D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E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D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D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D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D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D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D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D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D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1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D1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1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D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D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D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D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2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2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D2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2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D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2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2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D2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2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Contents_20_1">
      <style:paragraph-properties>
        <style:tab-stops>
          <style:tab-stop style:position="0.3in"/>
          <style:tab-stop style:position="6.5in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Heading">
      <style:paragraph-properties fo:text-align="end" style:justify-single-word="false"/>
      <style:text-properties style:rfc-language-tag="sr-Latn-CS" fo:language="sr" fo:script="Latn" fo:country="CS" fo:font-weight="bold" style:font-weight-asian="bold" style:font-weight-complex="bold"/>
    </style:style>
    <style:style style:name="P3" style:family="paragraph" style:parent-style-name="Heading">
      <style:paragraph-properties fo:break-before="page"/>
      <style:text-properties style:rfc-language-tag="sr-Latn-CS" fo:language="sr" fo:script="Latn" fo:country="CS" fo:font-weight="bold" style:font-weight-asian="bold" style:font-weight-complex="bold"/>
    </style:style>
    <style:style style:name="P4" style:family="paragraph" style:parent-style-name="Heading" style:master-page-name="Convert_20_1">
      <style:paragraph-properties style:page-number="auto"/>
      <style:text-properties style:rfc-language-tag="sr-Latn-CS" fo:language="sr" fo:script="Latn" fo:country="CS" fo:font-weight="bold" style:font-weight-asian="bold" style:font-weight-complex="bold"/>
    </style:style>
    <style:style style:name="P5" style:family="paragraph" style:parent-style-name="Heading" style:list-style-name="">
      <style:text-properties fo:font-size="12pt" style:rfc-language-tag="sr-Latn-CS" fo:language="sr" fo:script="Latn" fo:country="CS" fo:font-weight="bold" style:font-size-asian="12pt" style:language-asian="none" style:country-asian="none" style:font-weight-asian="bold" style:font-size-complex="12pt" style:language-complex="ar" style:country-complex="SA" style:font-weight-complex="bold"/>
    </style:style>
    <style:style style:name="P6" style:family="paragraph" style:parent-style-name="Heading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Heading">
      <style:paragraph-properties fo:break-before="page"/>
      <style:text-properties fo:font-weight="bold" style:font-weight-asian="bold" style:font-weight-complex="bold"/>
    </style:style>
    <style:style style:name="P8" style:family="paragraph" style:parent-style-name="Heading_20_1" style:list-style-name="">
      <style:paragraph-properties fo:margin-left="0in" fo:margin-right="0in" fo:text-indent="0in" style:auto-text-indent="false"/>
      <style:text-properties style:rfc-language-tag="sr-Latn-CS" fo:language="sr" fo:script="Latn" fo:country="CS" fo:font-weight="bold" style:font-weight-asian="bold" style:font-weight-complex="bold"/>
    </style:style>
    <style:style style:name="P9" style:family="paragraph" style:parent-style-name="Heading_20_2">
      <style:text-properties style:rfc-language-tag="sr-Latn-CS" fo:language="sr" fo:script="Latn" fo:country="CS" fo:font-weight="bold" style:font-weight-asian="bold" style:font-weight-complex="bold"/>
    </style:style>
    <style:style style:name="P10" style:family="paragraph" style:parent-style-name="Heading_20_2">
      <style:text-properties style:rfc-language-tag="sr-Latn-CS" fo:language="sr" fo:script="Latn" fo:country="CS" fo:font-weight="bold" officeooo:rsid="0003fd45" officeooo:paragraph-rsid="0009147b" style:font-weight-asian="bold" style:font-weight-complex="bold"/>
    </style:style>
    <style:style style:name="P11" style:family="paragraph" style:parent-style-name="Heading_20_2">
      <style:text-properties fo:font-weight="bold" officeooo:rsid="0007b8c7" officeooo:paragraph-rsid="0007b8c7" style:font-weight-asian="bold" style:font-weight-complex="bold"/>
    </style:style>
    <style:style style:name="P12" style:family="paragraph" style:parent-style-name="Standard">
      <style:text-properties style:rfc-language-tag="sr-Latn-CS" fo:language="sr" fo:script="Latn" fo:country="CS" fo:font-weight="bold" style:font-weight-asian="bold" style:font-weight-complex="bold"/>
    </style:style>
    <style:style style:name="P13" style:family="paragraph" style:parent-style-name="Standard">
      <style:paragraph-properties fo:break-before="page"/>
      <style:text-properties style:rfc-language-tag="sr-Latn-CS" fo:language="sr" fo:script="Latn" fo:country="CS" fo:font-weight="bold" style:font-weight-asian="bold" style:language-complex="en" style:country-complex="US" style:font-weight-complex="bold"/>
    </style:style>
    <style:style style:name="P14" style:family="paragraph" style:parent-style-name="Standard">
      <style:text-properties style:rfc-language-tag="sr-Latn-CS" fo:language="sr" fo:script="Latn" fo:country="CS" fo:font-weight="bold" style:font-weight-asian="bold" style:language-complex="en" style:country-complex="US" style:font-weight-complex="bold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19" style:family="paragraph" style:parent-style-name="Standard">
      <style:text-properties fo:font-size="16pt" fo:font-weight="bold" officeooo:rsid="0009147b" officeooo:paragraph-rsid="0009147b" style:font-size-asian="16pt" style:font-weight-asian="bold" style:font-weight-complex="bold"/>
    </style:style>
    <style:style style:name="P20" style:family="paragraph" style:parent-style-name="Standard">
      <style:text-properties fo:font-size="16pt" style:rfc-language-tag="sr-Latn-CS" fo:language="sr" fo:script="Latn" fo:country="CS" fo:font-weight="bold" style:font-size-asian="16pt" style:font-weight-asian="bold" style:language-complex="en" style:country-complex="US" style:font-weight-complex="bold"/>
    </style:style>
    <style:style style:name="P21" style:family="paragraph" style:parent-style-name="Standard">
      <style:text-properties fo:font-size="16pt" fo:font-style="italic" fo:font-weight="bold" style:font-size-asian="16pt" style:font-style-asian="italic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officeooo:paragraph-rsid="0009147b"/>
    </style:style>
    <style:style style:name="P23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 style:shadow="none"/>
    </style:style>
    <style:style style:name="P24" style:family="paragraph" style:parent-style-name="Standard">
      <style:paragraph-properties fo:text-align="end" style:justify-single-word="false"/>
    </style:style>
    <style:style style:name="P25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 style:shadow="none"/>
      <style:text-properties style:font-name="Arial1" fo:font-size="18pt" fo:font-weight="bold" style:font-size-asian="18pt" style:font-weight-asian="bold" style:font-name-complex="Arial1"/>
    </style:style>
    <style:style style:name="P26" style:family="paragraph" style:parent-style-name="Standard">
      <style:paragraph-properties fo:margin-left="0in" fo:margin-right="0.25in" fo:text-indent="0in" style:auto-text-indent="false"/>
    </style:style>
    <style:style style:name="P27" style:family="paragraph" style:parent-style-name="Standard">
      <style:paragraph-properties fo:margin-left="0in" fo:margin-right="0.0472in" fo:margin-top="0.028in" fo:margin-bottom="0in" style:contextual-spacing="false" fo:text-indent="0in" style:auto-text-indent="false">
        <style:tab-stops>
          <style:tab-stop style:position="0.7882in"/>
        </style:tab-stops>
      </style:paragraph-properties>
    </style:style>
    <style:style style:name="P28" style:family="paragraph" style:parent-style-name="Standard">
      <style:text-properties officeooo:rsid="0009147b" officeooo:paragraph-rsid="0009147b"/>
    </style:style>
    <style:style style:name="P29" style:family="paragraph" style:parent-style-name="Tabletext">
      <style:text-properties fo:font-weight="bold" officeooo:rsid="0009147b" officeooo:paragraph-rsid="0009147b" style:font-weight-asian="bold" style:font-weight-complex="bold"/>
    </style:style>
    <style:style style:name="P30" style:family="paragraph" style:parent-style-name="Tabletext">
      <style:paragraph-properties fo:text-align="center" style:justify-single-word="false"/>
      <style:text-properties style:rfc-language-tag="sr-Latn-CS" fo:language="sr" fo:script="Latn" fo:country="CS" fo:font-weight="bold" style:font-weight-asian="bold" style:font-weight-complex="bold"/>
    </style:style>
    <style:style style:name="P31" style:family="paragraph" style:parent-style-name="Tabletext">
      <style:text-properties style:rfc-language-tag="sr-Latn-CS" fo:language="sr" fo:script="Latn" fo:country="CS" fo:font-weight="bold" style:font-weight-asian="bold" style:font-weight-complex="bold"/>
    </style:style>
    <style:style style:name="P32" style:family="paragraph" style:parent-style-name="Tabletext">
      <style:text-properties style:rfc-language-tag="sr-Latn-CS" fo:language="sr" fo:script="Latn" fo:country="CS" fo:font-weight="bold" officeooo:rsid="0009147b" officeooo:paragraph-rsid="0009147b" style:font-weight-asian="bold" style:font-weight-complex="bold"/>
    </style:style>
    <style:style style:name="P33" style:family="paragraph" style:parent-style-name="Tabletext">
      <style:paragraph-properties style:snap-to-layout-grid="false"/>
      <style:text-properties style:rfc-language-tag="sr-Latn-CS" fo:language="sr" fo:script="Latn" fo:country="CS" fo:font-weight="bold" style:font-weight-asian="bold" style:font-weight-complex="bold"/>
    </style:style>
    <style:style style:name="P34" style:family="paragraph" style:parent-style-name="Text_20_body">
      <style:paragraph-properties fo:margin-left="0in" fo:margin-right="0in" fo:text-indent="0in" style:auto-text-indent="false" fo:keep-with-next="always"/>
      <style:text-properties fo:font-weight="bold" style:font-weight-asian="bold" style:font-weight-complex="bold"/>
    </style:style>
    <style:style style:name="P35" style:family="paragraph" style:parent-style-name="Text_20_body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36" style:family="paragraph" style:parent-style-name="Text_20_body">
      <style:paragraph-properties fo:margin-left="0in" fo:margin-right="0in" fo:text-indent="0in" style:auto-text-indent="false" fo:keep-with-next="always">
        <style:tab-stops>
          <style:tab-stop style:position="0.9654in"/>
        </style:tab-stops>
      </style:paragraph-properties>
      <style:text-properties fo:font-weight="bold" style:font-weight-asian="bold" style:font-weight-complex="bold"/>
    </style:style>
    <style:style style:name="P37" style:family="paragraph" style:parent-style-name="Text_20_body" style:list-style-name="WW8Num6">
      <style:paragraph-properties fo:line-height="100%" fo:keep-together="auto" fo:orphans="2" fo:widows="2"/>
      <style:text-properties fo:font-weight="bold" style:font-weight-asian="bold" style:font-weight-complex="bold"/>
    </style:style>
    <style:style style:name="P38" style:family="paragraph" style:parent-style-name="Text_20_body">
      <style:paragraph-properties fo:margin-left="0in" fo:margin-right="0in" fo:text-indent="0in" style:auto-text-indent="false"/>
      <style:text-properties fo:font-weight="bold" officeooo:paragraph-rsid="0005c5fb" style:font-weight-asian="bold" style:font-weight-complex="bold"/>
    </style:style>
    <style:style style:name="P39" style:family="paragraph" style:parent-style-name="Text_20_body">
      <style:paragraph-properties fo:margin-left="0in" fo:margin-right="0in" fo:text-indent="0in" style:auto-text-indent="false"/>
      <style:text-properties fo:font-weight="bold" officeooo:rsid="0007b8c7" officeooo:paragraph-rsid="0007b8c7" style:font-weight-asian="bold" style:font-weight-complex="bold"/>
    </style:style>
    <style:style style:name="P40" style:family="paragraph" style:parent-style-name="Text_20_body">
      <style:paragraph-properties fo:margin-left="0in" fo:margin-right="0in" fo:text-indent="0in" style:auto-text-indent="false"/>
      <style:text-properties fo:font-weight="bold" officeooo:rsid="00089849" officeooo:paragraph-rsid="00089849" style:font-weight-asian="bold" style:font-weight-complex="bold"/>
    </style:style>
    <style:style style:name="P41" style:family="paragraph" style:parent-style-name="Text_20_body">
      <style:paragraph-properties fo:margin-left="0in" fo:margin-right="0in" fo:text-indent="0in" style:auto-text-indent="false" fo:keep-with-next="always"/>
      <style:text-properties style:rfc-language-tag="sr-Latn-CS" fo:language="sr" fo:script="Latn" fo:country="CS" fo:font-weight="bold" style:font-weight-asian="bold" style:font-weight-complex="bold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style:rfc-language-tag="sr-Latn-CS" fo:language="sr" fo:script="Latn" fo:country="CS" fo:font-weight="bold" style:font-weight-asian="bold" style:font-weight-complex="bold"/>
    </style:style>
    <style:style style:name="P43" style:family="paragraph" style:parent-style-name="Text_20_body">
      <style:text-properties style:rfc-language-tag="sr-Latn-CS" fo:language="sr" fo:script="Latn" fo:country="CS" fo:font-weight="bold" style:font-weight-asian="bold" style:font-weight-complex="bold"/>
    </style:style>
    <style:style style:name="P44" style:family="paragraph" style:parent-style-name="Text_20_body" style:list-style-name="WW8Num19">
      <style:text-properties style:rfc-language-tag="sr-Latn-CS" fo:language="sr" fo:script="Latn" fo:country="CS" fo:font-weight="bold" style:font-weight-asian="bold" style:font-weight-complex="bold"/>
    </style:style>
    <style:style style:name="P45" style:family="paragraph" style:parent-style-name="Text_20_body">
      <style:paragraph-properties fo:margin-left="0in" fo:margin-right="0in" fo:text-indent="0in" style:auto-text-indent="false"/>
      <style:text-properties style:rfc-language-tag="sr-Latn-CS" fo:language="sr" fo:script="Latn" fo:country="CS" fo:font-weight="bold" officeooo:paragraph-rsid="0002e07a" style:font-weight-asian="bold" style:font-weight-complex="bold"/>
    </style:style>
    <style:style style:name="P46" style:family="paragraph" style:parent-style-name="Text_20_body" style:list-style-name="WW8Num26">
      <style:text-properties style:rfc-language-tag="sr-Latn-CS" fo:language="sr" fo:script="Latn" fo:country="CS" fo:font-weight="bold" officeooo:rsid="0005c5fb" officeooo:paragraph-rsid="0005c5fb" style:font-weight-asian="bold" style:font-weight-complex="bold"/>
    </style:style>
    <style:style style:name="P47" style:family="paragraph" style:parent-style-name="Text_20_body" style:list-style-name="WW8Num6">
      <style:paragraph-properties fo:line-height="100%" fo:orphans="2" fo:widows="2"/>
      <style:text-properties style:rfc-language-tag="sr-Latn-CS" fo:language="sr" fo:script="Latn" fo:country="CS" fo:font-weight="bold" officeooo:rsid="0005c5fb" officeooo:paragraph-rsid="0005c5fb" style:font-weight-asian="bold" style:font-weight-complex="bold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style:rfc-language-tag="sr-Latn-CS" fo:language="sr" fo:script="Latn" fo:country="CS" fo:font-weight="bold" officeooo:rsid="0005c5fb" officeooo:paragraph-rsid="0005c5fb" style:font-weight-asian="bold" style:font-weight-complex="bold"/>
    </style:style>
    <style:style style:name="P49" style:family="paragraph" style:parent-style-name="Text_20_body" style:list-style-name="WW8Num6">
      <style:paragraph-properties fo:line-height="100%" fo:keep-together="auto" fo:orphans="2" fo:widows="2"/>
      <style:text-properties style:rfc-language-tag="sr-Latn-CS" fo:language="sr" fo:script="Latn" fo:country="CS" fo:font-weight="bold" style:font-weight-asian="bold" style:font-weight-complex="bold"/>
    </style:style>
    <style:style style:name="P50" style:family="paragraph" style:parent-style-name="Text_20_body" style:list-style-name="WW8Num20">
      <style:paragraph-properties fo:line-height="100%" fo:keep-together="auto" fo:orphans="2" fo:widows="2"/>
      <style:text-properties style:rfc-language-tag="sr-Latn-CS" fo:language="sr" fo:script="Latn" fo:country="CS" fo:font-weight="bold" style:font-weight-asian="bold" style:font-weight-complex="bold"/>
    </style:style>
    <style:style style:name="P51" style:family="paragraph" style:parent-style-name="Text_20_body">
      <style:paragraph-properties fo:margin-left="0in" fo:margin-right="0in" fo:line-height="100%" fo:keep-together="auto" fo:orphans="2" fo:widows="2" fo:text-indent="0in" style:auto-text-indent="false"/>
      <style:text-properties style:rfc-language-tag="sr-Latn-CS" fo:language="sr" fo:script="Latn" fo:country="CS" fo:font-weight="bold" style:font-weight-asian="bold" style:font-weight-complex="bold"/>
    </style:style>
    <style:style style:name="P52" style:family="paragraph" style:parent-style-name="Text_20_body" style:list-style-name="WW8Num12">
      <style:text-properties style:rfc-language-tag="sr-Latn-CS" fo:language="sr" fo:script="Latn" fo:country="CS" fo:font-weight="bold" officeooo:rsid="0007b8c7" officeooo:paragraph-rsid="0007b8c7" style:font-weight-asian="bold" style:font-weight-complex="bold"/>
    </style:style>
    <style:style style:name="P53" style:family="paragraph" style:parent-style-name="Text_20_body" style:list-style-name="WW8Num20">
      <style:paragraph-properties fo:line-height="100%" fo:orphans="2" fo:widows="2"/>
      <style:text-properties style:rfc-language-tag="sr-Latn-CS" fo:language="sr" fo:script="Latn" fo:country="CS" fo:font-weight="bold" officeooo:rsid="0007b8c7" officeooo:paragraph-rsid="0007b8c7" style:font-weight-asian="bold" style:font-weight-complex="bold"/>
    </style:style>
    <style:style style:name="P54" style:family="paragraph" style:parent-style-name="Text_20_body" style:list-style-name="WW8Num3">
      <style:text-properties style:rfc-language-tag="sr-Latn-CS" fo:language="sr" fo:script="Latn" fo:country="CS" fo:font-weight="bold" style:font-weight-asian="bold" style:font-weight-complex="bold"/>
    </style:style>
    <style:style style:name="P55" style:family="paragraph" style:parent-style-name="Text_20_body" style:list-style-name="WW8Num3">
      <style:text-properties style:rfc-language-tag="sr-Latn-CS" fo:language="sr" fo:script="Latn" fo:country="CS" fo:font-weight="bold" officeooo:rsid="00089849" officeooo:paragraph-rsid="00089849" style:font-weight-asian="bold" style:font-weight-complex="bold"/>
    </style:style>
    <style:style style:name="T1" style:family="text">
      <style:text-properties style:rfc-language-tag="sr-Latn-CS" fo:language="sr" fo:script="Latn" fo:country="CS"/>
    </style:style>
    <style:style style:name="T2" style:family="text">
      <style:text-properties style:rfc-language-tag="sr-Latn-CS" fo:language="sr" fo:script="Latn" fo:country="CS" fo:font-weight="bold" style:font-weight-asian="bold"/>
    </style:style>
    <style:style style:name="T3" style:family="text">
      <style:text-properties style:rfc-language-tag="sr-Latn-CS" fo:language="sr" fo:script="Latn" fo:country="CS" fo:font-weight="bold" style:font-weight-asian="bold" style:font-weight-complex="bold"/>
    </style:style>
    <style:style style:name="T4" style:family="text">
      <style:text-properties style:rfc-language-tag="sr-Latn-CS" fo:language="sr" fo:script="Latn" fo:country="CS" style:language-asian="none" style:country-asian="none"/>
    </style:style>
    <style:style style:name="T5" style:family="text">
      <style:text-properties style:rfc-language-tag="sr-Latn-CS" fo:language="sr" fo:script="Latn" fo:country="CS" style:font-name-asian="Arial1"/>
    </style:style>
    <style:style style:name="T6" style:family="text">
      <style:text-properties style:rfc-language-tag="sr-Latn-CS" fo:language="sr" fo:script="Latn" fo:country="CS" officeooo:rsid="0009147b" style:font-name-asian="Arial1"/>
    </style:style>
    <style:style style:name="T7" style:family="text">
      <style:text-properties style:rfc-language-tag="sr-Latn-CS" fo:language="sr" fo:script="Latn" fo:country="CS" officeooo:rsid="0002e07a"/>
    </style:style>
    <style:style style:name="T8" style:family="text">
      <style:text-properties style:rfc-language-tag="sr-Latn-CS" fo:language="sr" fo:script="Latn" fo:country="CS" officeooo:rsid="0005c5fb"/>
    </style:style>
    <style:style style:name="T9" style:family="text">
      <style:text-properties fo:font-size="14pt" style:rfc-language-tag="sr-Latn-CS" fo:language="sr" fo:script="Latn" fo:country="CS" style:font-size-asian="14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language="none" fo:country="none" style:language-asian="none" style:country-asian="none"/>
    </style:style>
    <style:style style:name="T13" style:family="text">
      <style:text-properties style:font-name="Symbol" style:font-name-asian="Symbol" style:font-name-complex="Symbol"/>
    </style:style>
    <style:style style:name="T14" style:family="text">
      <style:text-properties style:font-name="Symbol" officeooo:rsid="0009147b" style:font-name-asian="Symbol" style:font-name-complex="Symbol"/>
    </style:style>
    <style:style style:name="T15" style:family="text">
      <style:text-properties officeooo:rsid="0002e07a"/>
    </style:style>
    <style:style style:name="T16" style:family="text">
      <style:text-properties officeooo:rsid="0005c5fb"/>
    </style:style>
    <style:style style:name="T17" style:family="text">
      <style:text-properties officeooo:rsid="0007b8c7"/>
    </style:style>
    <style:style style:name="T18" style:family="text">
      <style:text-properties officeooo:rsid="00089849"/>
    </style:style>
    <style:style style:name="T19" style:family="text">
      <style:text-properties officeooo:rsid="0009147b"/>
    </style:style>
    <style:style style:name="T20" style:family="text">
      <style:text-properties style:font-name="Arial1" officeooo:rsid="0009147b" style:font-name-asian="Symbol" style:font-name-complex="Symbol"/>
    </style:style>
    <style:style style:name="T21" style:family="text"/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eNcIL</text:p>
      <text:p text:style-name="P2">Test specifikacija</text:p>
      <text:p text:style-name="P2"/>
      <text:p text:style-name="P6"><text:span text:style-name="T9">Verzija 1.0</text:span></text:p>
      <text:p text:style-name="P4">Istorija revizij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 table:style-name="Table1.1">
          <table:table-cell table:style-name="Table1.A1" office:value-type="string">
            <text:p text:style-name="P30">Datum</text:p>
          </table:table-cell>
          <table:table-cell table:style-name="Table1.A1" office:value-type="string">
            <text:p text:style-name="P30">Verzija </text:p>
          </table:table-cell>
          <table:table-cell table:style-name="Table1.A1" office:value-type="string">
            <text:p text:style-name="P30">Opis</text:p>
          </table:table-cell>
          <table:table-cell table:style-name="Table1.A1" office:value-type="string">
            <text:p text:style-name="P30">Autor</text:p>
          </table:table-cell>
        </table:table-row>
        <table:table-row table:style-name="Table1.1">
          <table:table-cell table:style-name="Table1.A1" office:value-type="string">
            <text:p text:style-name="P29"><text:span text:style-name="T1">23.5.2024.</text:span></text:p>
          </table:table-cell>
          <table:table-cell table:style-name="Table1.A1" office:value-type="string">
            <text:p text:style-name="P31">1.0</text:p>
          </table:table-cell>
          <table:table-cell table:style-name="Table1.A1" office:value-type="string">
            <text:p text:style-name="P31">Inicijalna verzija</text:p>
          </table:table-cell>
          <table:table-cell table:style-name="Table1.A1" office:value-type="string">
            <text:p text:style-name="P32">Ognjen,Strahinja,Stefan,Aleksa</text:p>
          </table:table-cell>
        </table:table-row>
        <table:table-row table:style-name="Table1.1"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</table:table>
      <text:p text:style-name="P12"/>
      <text:p text:style-name="P3">Sadržaj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span text:style-name="T12"/></text:p>
        </text:index-body>
      </text:table-of-content>
      <text:p text:style-name="P5"/>
      <text:p text:style-name="P7"><text:span text:style-name="T6">Blanketomat</text:span><text:span text:style-name="T5"> </text:span><text:span text:style-name="T1">specifikacija </text:span></text:p>
      <text:h text:style-name="P8" text:outline-level="1"><text:bookmark-start text:name="__RefHeading___Toc167274670"/><text:bookmark-end text:name="__RefHeading___Toc167274670"/></text:h>
      <text:h text:style-name="P9" text:outline-level="2" text:is-list-header="true"><text:span text:style-name="T1"/></text:h>
      <text:p text:style-name="P43"/>
      <text:h text:style-name="P9" text:outline-level="2"><text:bookmark-start text:name="__RefHeading___Toc167274672"/>Pregled osnovnih podataka o <text:span text:style-name="T15">blanketomatu</text:span><text:bookmark-end text:name="__RefHeading___Toc167274672"/></text:h>
      <text:p text:style-name="P34"><text:span text:style-name="T1">Opis testa:</text:span></text:p>
      <text:p text:style-name="P35"><text:span text:style-name="T1">Provera prikaza stranice portala </text:span><text:span text:style-name="T7">o</text:span><text:span text:style-name="T1"> </text:span><text:span text:style-name="T7">blanketomatu</text:span></text:p>
      <text:p text:style-name="P36"><text:span text:style-name="T1">Preduslovi:<text:tab/></text:span></text:p>
      <text:p text:style-name="P42">Nema.</text:p>
      <text:p text:style-name="P34"><text:span text:style-name="T1">Specifikacija ulaza/izlaza:</text:span></text:p>
      <text:list xml:id="list773665428" text:style-name="WW8Num19">
        <text:list-item>
          <text:p text:style-name="P44">Prikazuje se osnovna stranica portala<text:span text:style-name="T16">(zavisnosti na koji nacin se logujemo)</text:span></text:p>
        </text:list-item>
      </text:list>
      <text:p text:style-name="P34"><text:span text:style-name="T1">Očekivani rezultati:</text:span></text:p>
      <text:p text:style-name="P42">Tekuća stranica je osnovna stranica portala <text:span text:style-name="T16">za odredjenog user-a.</text:span></text:p>
      <text:p text:style-name="P34"><text:span text:style-name="T1">Napomene:</text:span></text:p>
      <text:p text:style-name="P42">Nema.</text:p>
      <text:p text:style-name="P42"/>
      <text:h text:style-name="P10" text:outline-level="2"><text:bookmark-start text:name="__RefHeading___Toc167274673"/>K<text:span text:style-name="T19">reiranje i brisanje clanova</text:span><text:bookmark-end text:name="__RefHeading___Toc167274673"/></text:h>
      <text:p text:style-name="P34"><text:span text:style-name="T1">Opis testa:</text:span></text:p>
      <text:p text:style-name="P45">Opis testa:</text:p>
      <text:p text:style-name="P45">Kreiranje novih naloga za profesore, asistente, studente i brisanje postojećih naloga. Dodeljivanje privilegija.</text:p>
      <text:p text:style-name="P45"/>
      <text:p text:style-name="P45">Akteri:</text:p>
      <text:p text:style-name="P45">Administrator.</text:p>
      <text:p text:style-name="P45"/>
      <text:p text:style-name="P45">Preduslovi:</text:p>
      <text:p text:style-name="P45">Korisnik mora biti ulogovan kao administrator.</text:p>
      <text:p text:style-name="P45"/>
      <text:p text:style-name="P45">Specifikacija ulaza/izlaza:</text:p>
      <text:p text:style-name="P45"/>
      <text:p text:style-name="P45">Administrator unosi podatke (ime, prezime, email, šifra) za novi nalog.</text:p>
      <text:p text:style-name="P45">Tekuća stranica se osvežava i prikazuje podatke kreiranog naloga.</text:p>
      <text:p text:style-name="P45">Administrator ažurira postojeći nalog.</text:p>
      <text:p text:style-name="P45">Tekuća stranica se osvežava i prikazuje ažurirane podatke naloga.</text:p>
      <text:p text:style-name="P45">Administrator briše postojeći nalog.</text:p>
      <text:p text:style-name="P45"><text:soft-page-break/>Tekuća stranica se osvežava i prikazuje da je nalog obrisan.</text:p>
      <text:p text:style-name="P45">Očekivani rezultati:</text:p>
      <text:p text:style-name="P45">Nalog je kreiran, ažuriran ili obrisan, a podaci su prikazani prema poslednjim izmenama.</text:p>
      <text:p text:style-name="P45"/>
      <text:p text:style-name="P45">Napomene:</text:p>
      <text:p text:style-name="P45">Nema.</text:p>
      <text:p text:style-name="P42"/>
      <text:h text:style-name="P9" text:outline-level="2"><text:bookmark-start text:name="__RefHeading___Toc167274674"/>Postavljanje čelendža<text:bookmark-end text:name="__RefHeading___Toc167274674"/></text:h>
      <text:p text:style-name="P42">Opis testa:</text:p>
      <text:p text:style-name="P42">Profesor i asistent kreiraju kratak zadatak za vežbu (problem solving).</text:p>
      <text:p text:style-name="P42"/>
      <text:p text:style-name="P42">Akteri:</text:p>
      <text:p text:style-name="P42">Profesor, asistent i student.</text:p>
      <text:p text:style-name="P42"/>
      <text:p text:style-name="P42">Preduslovi:</text:p>
      <text:p text:style-name="P42">Korisnik mora biti ulogovan na sajt.</text:p>
      <text:p text:style-name="P42"/>
      <text:p text:style-name="P42">Specifikacija ulaza/izlaza:</text:p>
      <text:p text:style-name="P42"/>
      <text:p text:style-name="P42">Profesor/asistent postavlja zadatak.</text:p>
      <text:p text:style-name="P42">Studenti predlažu najoptimalnije rešenje.</text:p>
      <text:p text:style-name="P42">Očekivani rezultati:</text:p>
      <text:p text:style-name="P42">Student koji prvi tačno odgovori biće nagrađen.</text:p>
      <text:p text:style-name="P42"/>
      <text:p text:style-name="P42">Napomene:</text:p>
      <text:p text:style-name="P42">Nema.</text:p>
      <text:p text:style-name="P42"/>
      <text:h text:style-name="P9" text:outline-level="2"><text:bookmark-start text:name="__RefHeading___Toc167274675"/><text:s/>Generisanje blanketa<text:bookmark-end text:name="__RefHeading___Toc167274675"/></text:h>
      <text:p text:style-name="P41">Opis testa:</text:p>
      <text:p text:style-name="P42">Profesor/asistent generišu blankete sa nasumičnim zadacima/pitanjima u word formatu. Moguće je modifikovati blanket.</text:p>
      <text:p text:style-name="P42"/>
      <text:p text:style-name="P42">Akteri:</text:p>
      <text:p text:style-name="P42">Profesor i asistent.</text:p>
      <text:p text:style-name="P42"/>
      <text:p text:style-name="P42"><text:soft-page-break/>Preduslovi:</text:p>
      <text:p text:style-name="P42">Korisnik mora biti ulogovan kao profesor/asistent.</text:p>
      <text:p text:style-name="P42"/>
      <text:p text:style-name="P42">Specifikacija ulaza/izlaza:</text:p>
      <text:p text:style-name="P42"/>
      <text:p text:style-name="P42">Korisnik generiše blanket.</text:p>
      <text:p text:style-name="P42">Eventualno modifikuje blanket.</text:p>
      <text:p text:style-name="P42">Očekivani rezultati:</text:p>
      <text:p text:style-name="P42">Kreiran blanket za ispit i za arhiviranje na sajtu nakon ispita.</text:p>
      <text:p text:style-name="P42"/>
      <text:p text:style-name="P42">Napomene:</text:p>
      <text:p text:style-name="P42">Nema.</text:p>
      <text:p text:style-name="P42"/>
      <text:h text:style-name="P9" text:outline-level="2"><text:bookmark-start text:name="__RefHeading___Toc167274676"/>Ažuriranje skupa teorijskih pitanja<text:bookmark-end text:name="__RefHeading___Toc167274676"/></text:h>
      <text:p text:style-name="P34"><text:span text:style-name="T1">Opis testa:</text:span></text:p>
      <text:p text:style-name="P35"><text:span text:style-name="T1">Profesor unosi nova pitanja, menja ili briše stara.</text:span></text:p>
      <text:p text:style-name="P35"><text:span text:style-name="T1"/></text:p>
      <text:p text:style-name="P35"><text:span text:style-name="T1">Akteri:</text:span></text:p>
      <text:p text:style-name="P35"><text:span text:style-name="T1">Profesor.</text:span></text:p>
      <text:p text:style-name="P35"><text:span text:style-name="T1"/></text:p>
      <text:p text:style-name="P35"><text:span text:style-name="T1">Preduslovi:</text:span></text:p>
      <text:p text:style-name="P35"><text:span text:style-name="T1">Korisnik mora biti ulogovan kao profesor.</text:span></text:p>
      <text:p text:style-name="P35"><text:span text:style-name="T1"/></text:p>
      <text:p text:style-name="P35"><text:span text:style-name="T1">Specifikacija ulaza/izlaza:</text:span></text:p>
      <text:p text:style-name="P35"><text:span text:style-name="T1"/></text:p>
      <text:p text:style-name="P35"><text:span text:style-name="T1">Korisnik unosi tekst, sliku novog pitanja.</text:span></text:p>
      <text:p text:style-name="P35"><text:span text:style-name="T1">Eventualno ažurira ili briše stara pitanja.</text:span></text:p>
      <text:p text:style-name="P35"><text:span text:style-name="T1">Očekivani rezultati:</text:span></text:p>
      <text:p text:style-name="P35"><text:span text:style-name="T1">Ažurirana arhiva teorijskih pitanja.</text:span></text:p>
      <text:p text:style-name="P35"><text:span text:style-name="T1"/></text:p>
      <text:p text:style-name="P35"><text:span text:style-name="T1">Napomene:</text:span></text:p>
      <text:p text:style-name="P35"><text:span text:style-name="T1">Nema.</text:span></text:p>
      <text:p text:style-name="P42"/>
      <text:h text:style-name="P9" text:outline-level="2"><text:bookmark-start text:name="__RefHeading___Toc167274677"/><text:soft-page-break/>Ažuriranje skupa zadataka za ispit<text:bookmark-end text:name="__RefHeading___Toc167274677"/></text:h>
      <text:p text:style-name="P41">Opis testa:</text:p>
      <text:p text:style-name="P42">Asistent unosi nove zadatke, menja ili briše stare.</text:p>
      <text:p text:style-name="P42"/>
      <text:p text:style-name="P42">Akteri:</text:p>
      <text:p text:style-name="P42">Asistent.</text:p>
      <text:p text:style-name="P42"/>
      <text:p text:style-name="P42">Preduslovi:</text:p>
      <text:p text:style-name="P42">Korisnik mora biti ulogovan kao asistent.</text:p>
      <text:p text:style-name="P42"/>
      <text:p text:style-name="P42">Specifikacija ulaza/izlaza:</text:p>
      <text:p text:style-name="P42"/>
      <text:p text:style-name="P42">Korisnik unosi tekst, sliku novog zadatka.</text:p>
      <text:p text:style-name="P42">Eventualno ažurira ili briše stare zadatke.</text:p>
      <text:p text:style-name="P42">Očekivani rezultati:</text:p>
      <text:p text:style-name="P42">Ažurirana arhiva zadataka za ispit.</text:p>
      <text:p text:style-name="P42"/>
      <text:p text:style-name="P42">Napomene:</text:p>
      <text:p text:style-name="P42">Nema.</text:p>
      <text:p text:style-name="P42"/>
      <text:h text:style-name="P9" text:outline-level="2"><text:bookmark-start text:name="__RefHeading___Toc167274678"/>Prijavljivanje<text:bookmark-end text:name="__RefHeading___Toc167274678"/></text:h>
      <text:p text:style-name="P41">Opis testa:</text:p>
      <text:p text:style-name="P42">Korisnik se prijavljuje na sajt tako što unosi svoje podatke (šifra, mejl).</text:p>
      <text:p text:style-name="P42"/>
      <text:p text:style-name="P42">Akteri:</text:p>
      <text:p text:style-name="P42">Administrator, asistent, profesor i student.</text:p>
      <text:p text:style-name="P42"/>
      <text:p text:style-name="P42">Preduslovi:</text:p>
      <text:p text:style-name="P42">Korisnik mora imati kreiran nalog.</text:p>
      <text:p text:style-name="P42"/>
      <text:p text:style-name="P42">Specifikacija ulaza/izlaza:</text:p>
      <text:p text:style-name="P42"/>
      <text:p text:style-name="P42">Unošenje podataka (šifra, mejl).</text:p>
      <text:p text:style-name="P42">Validacija unetih podataka.</text:p>
      <text:p text:style-name="P42">Očekivani rezultati:</text:p>
      <text:p text:style-name="P42"><text:soft-page-break/>Korisnik je uspešno prijavljen na sajt ili dobija poruku o grešci pri unosu podataka.</text:p>
      <text:p text:style-name="P42"/>
      <text:p text:style-name="P42">Napomene:</text:p>
      <text:p text:style-name="P42">Nema.</text:p>
      <text:h text:style-name="P9" text:outline-level="2"><text:bookmark-start text:name="__RefHeading___Toc167274679"/>Postavljanje materijala<text:bookmark-end text:name="__RefHeading___Toc167274679"/></text:h>
      <text:p text:style-name="P41">Opis testa:</text:p>
      <text:p text:style-name="P42">Korisnik postavlja materijal na sajt u vidu rešenja, komentara i pitanja.</text:p>
      <text:p text:style-name="P42"/>
      <text:p text:style-name="P42">Akteri:</text:p>
      <text:p text:style-name="P42">Student.</text:p>
      <text:p text:style-name="P42"/>
      <text:p text:style-name="P42">Preduslovi:</text:p>
      <text:p text:style-name="P42">Korisnik mora biti ulogovan kao student.</text:p>
      <text:p text:style-name="P42"/>
      <text:p text:style-name="P42">Specifikacija ulaza/izlaza:</text:p>
      <text:p text:style-name="P42"/>
      <text:p text:style-name="P42">Korisnik postavlja rešenje za čelendž/blanket.</text:p>
      <text:p text:style-name="P42">Postavlja komentare ispod blanketa ili pitanja za profesore i asistente.</text:p>
      <text:p text:style-name="P42">Očekivani rezultati:</text:p>
      <text:p text:style-name="P42">Materijal je postavljen na sajt.</text:p>
      <text:p text:style-name="P42"/>
      <text:p text:style-name="P42">Napomene:</text:p>
      <text:p text:style-name="P42">Nema.</text:p>
      <text:p text:style-name="P42"/>
      <text:h text:style-name="P9" text:outline-level="2"><text:bookmark-start text:name="__RefHeading___Toc167274680"/>Pregled materijala<text:bookmark-end text:name="__RefHeading___Toc167274680"/></text:h>
      <text:p text:style-name="P41">Opis testa:</text:p>
      <text:p text:style-name="P42">Prikaz stranice sa materijalima za ispite (blanketi, rešenja, komentari).</text:p>
      <text:p text:style-name="P42"/>
      <text:p text:style-name="P42">Akteri:</text:p>
      <text:p text:style-name="P42">Posetilac i student.</text:p>
      <text:p text:style-name="P42"/>
      <text:p text:style-name="P42">Preduslovi:</text:p>
      <text:p text:style-name="P42">Nema.</text:p>
      <text:p text:style-name="P42"/>
      <text:p text:style-name="P42">Specifikacija ulaza/izlaza:</text:p>
      <text:p text:style-name="P42"><text:soft-page-break/></text:p>
      <text:p text:style-name="P42">Korisnik bira opciju za napredna filtriranja (ispitni rok, godina, tip ispita, oblasti…).</text:p>
      <text:p text:style-name="P42">Prikazuje se stranica sa materijalima za ispit koji odgovaraju zadatim kriterijumima.</text:p>
      <text:p text:style-name="P42">Očekivani rezultati:</text:p>
      <text:p text:style-name="P42">Tekuća stranica je stranica sa materijalima za ispit.</text:p>
      <text:p text:style-name="P42"/>
      <text:p text:style-name="P42">Napomene:</text:p>
      <text:p text:style-name="P42">Nema.</text:p>
      <text:h text:style-name="P9" text:outline-level="2"><text:bookmark-start text:name="__RefHeading___Toc167274681"/>Ažuriranje podataka o članu<text:bookmark-end text:name="__RefHeading___Toc167274681"/></text:h>
      <text:p text:style-name="P34"><text:span text:style-name="T1">Opis testa:</text:span></text:p>
      <text:p text:style-name="P35"><text:span text:style-name="T8">A</text:span><text:span text:style-name="T1">žuriranja podataka od strane </text:span><text:span text:style-name="T8">admina za</text:span><text:span text:style-name="T1"> </text:span><text:span text:style-name="T8">user-a</text:span><text:span text:style-name="T1">.</text:span></text:p>
      <text:p text:style-name="P41">Preduslovi:</text:p>
      <text:p text:style-name="P42">Korisnik je prijavljen na portal sa privilegijama.</text:p>
      <text:p text:style-name="P34"><text:span text:style-name="T1">Specifikacija ulaza/izlaza:</text:span></text:p>
      <text:list xml:id="list3533150455" text:style-name="WW8Num26">
        <text:list-item>
          <text:p text:style-name="P46">Izabrati opeciju o kom clanu je rec.</text:p>
        </text:list-item>
        <text:list-item>
          <text:p text:style-name="P46">Izabrati opeciju za azuriranje</text:p>
        </text:list-item>
        <text:list-item>
          <text:p text:style-name="P46">Unos novih podataka za promenu</text:p>
        </text:list-item>
      </text:list>
      <text:p text:style-name="P34"><text:span text:style-name="T1">Očekivani rezultati:</text:span></text:p>
      <text:p text:style-name="P42">Ako su promenjeni podaci validni prikazuje <text:span text:style-name="T16">poruka o uspesnosti azuriranja od strane admina, u suprtonom prijavljuje gresku i trazi se ponovni unos podataka za promenu.</text:span></text:p>
      <text:p text:style-name="P34"><text:span text:style-name="T1">Napomene:</text:span></text:p>
      <text:p text:style-name="P42">Proveriti rad testa za sledeće slučajeve:</text:p>
      <text:list xml:id="list3043364681" text:style-name="WW8Num6">
        <text:list-item>
          <text:p text:style-name="P37"><text:span text:style-name="T1">validno unete nove podatke i</text:span></text:p>
        </text:list-item>
        <text:list-item>
          <text:p text:style-name="P49">nevalidno unete nove podatke</text:p>
        </text:list-item>
        <text:list-item>
          <text:p text:style-name="P47">moze samo admin.</text:p>
        </text:list-item>
      </text:list>
      <text:p text:style-name="P42">Test izvesti ponoviti nekoliko puta za svaki od slučajeva.</text:p>
      <text:p text:style-name="P43"/>
      <text:h text:style-name="P9" text:outline-level="2"><text:bookmark-start text:name="__RefHeading___Toc167274682"/>Dodavanje/<text:span text:style-name="T16">registrovanje</text:span> nov<text:span text:style-name="T16">og</text:span> <text:span text:style-name="T16">clana</text:span><text:bookmark-end text:name="__RefHeading___Toc167274682"/></text:h>
      <text:p text:style-name="P34"><text:span text:style-name="T1">Opis testa:</text:span></text:p>
      <text:p text:style-name="P38"><text:span text:style-name="T1"><text:s/></text:span><text:span text:style-name="T8">D</text:span><text:span text:style-name="T1">odavanj</text:span><text:span text:style-name="T8">e clanova/registrovanje</text:span><text:span text:style-name="T1"> od strane </text:span><text:span text:style-name="T8">admina </text:span></text:p>
      <text:p text:style-name="P41">Preduslovi:</text:p>
      <text:p text:style-name="P48">Korisnik ne posotji u bazi.</text:p>
      <text:p text:style-name="P34"><text:span text:style-name="T1">Specifikacija ulaza/izlaza:</text:span></text:p>
      <text:list xml:id="list1536474858" text:style-name="WW8Num12">
        <text:list-item>
          <text:p text:style-name="P52">Izabrati opciju kog clana dodajemo</text:p>
        </text:list-item>
        <text:list-item>
          <text:p text:style-name="P52">Izabrati karticu za dodavanje.</text:p>
        </text:list-item>
        <text:list-item>
          <text:p text:style-name="P52"><text:soft-page-break/>Unos podataka</text:p>
        </text:list-item>
        <text:list-item>
          <text:p text:style-name="P52">Provera podataka</text:p>
        </text:list-item>
        <text:list-item>
          <text:p text:style-name="P52">azuriranje baze</text:p>
        </text:list-item>
        <text:list-item>
          <text:p text:style-name="P52">Novi korisnik je dodat i ima mogucnost da se login-uje na stranicu</text:p>
        </text:list-item>
      </text:list>
      <text:p text:style-name="P34"><text:span text:style-name="T1">Očekivani rezultati:</text:span></text:p>
      <text:p text:style-name="P39"><text:span text:style-name="T1">Ako su podaci o korisniku validni azurira se baza i ispisuje odgovarajuca poruka, u suprotnom prijavljuje gresku</text:span></text:p>
      <text:p text:style-name="P34"><text:span text:style-name="T1">Napomene:</text:span></text:p>
      <text:p text:style-name="P42">Proveriti rad testa za sledeće slučajeve:</text:p>
      <text:list xml:id="list3247182568" text:style-name="WW8Num20">
        <text:list-item>
          <text:p text:style-name="P50">validno unete podatke o <text:span text:style-name="T17">korisniku</text:span></text:p>
        </text:list-item>
        <text:list-item>
          <text:p text:style-name="P50">nevalidno unete podatke o <text:span text:style-name="T17">korisniku</text:span></text:p>
        </text:list-item>
        <text:list-item>
          <text:p text:style-name="P53">Samo admin moze da dodaje</text:p>
        </text:list-item>
      </text:list>
      <text:p text:style-name="P42">Test izvesti ponoviti nekoliko puta za svaki od slučajeva.</text:p>
      <text:p text:style-name="P42"/>
      <text:h text:style-name="P9" text:outline-level="2"><text:bookmark-start text:name="__RefHeading___Toc167274683"/>Brisanje korisnika<text:bookmark-end text:name="__RefHeading___Toc167274683"/></text:h>
      <text:p text:style-name="P41">Opis testa:</text:p>
      <text:p text:style-name="P42">Brisanje postojećih korisničkih naloga.</text:p>
      <text:p text:style-name="P42"/>
      <text:p text:style-name="P42">Akteri:</text:p>
      <text:p text:style-name="P42">Administrator.</text:p>
      <text:p text:style-name="P42"/>
      <text:p text:style-name="P42">Preduslovi:</text:p>
      <text:p text:style-name="P42">Korisnik mora biti ulogovan kao administrator.</text:p>
      <text:p text:style-name="P42"/>
      <text:p text:style-name="P42">Specifikacija ulaza/izlaza:</text:p>
      <text:p text:style-name="P42"/>
      <text:p text:style-name="P42">Administrator bira nalog koji želi da obriše.</text:p>
      <text:p text:style-name="P42">Administrator potvrđuje brisanje naloga.</text:p>
      <text:p text:style-name="P42">Tekuća stranica se osvežava i prikazuje da je nalog obrisan.</text:p>
      <text:p text:style-name="P42">Očekivani rezultati:</text:p>
      <text:p text:style-name="P42">Nalog je obrisan, a podaci su uklonjeni iz sistema.</text:p>
      <text:p text:style-name="P42"/>
      <text:p text:style-name="P42">Napomene:</text:p>
      <text:p text:style-name="P42">Nema.</text:p>
      <text:p text:style-name="P42"/>
      <text:h text:style-name="P9" text:outline-level="2"><text:bookmark-start text:name="__RefHeading___Toc167274684"/><text:soft-page-break/>Dodavanje blanketa<text:bookmark-end text:name="__RefHeading___Toc167274684"/></text:h>
      <text:p text:style-name="P41">Opis testa:</text:p>
      <text:p text:style-name="P42">Dodavanje novih blanketa sa zadacima/pitanjima na sajt.</text:p>
      <text:p text:style-name="P42"/>
      <text:p text:style-name="P42">Akteri:</text:p>
      <text:p text:style-name="P42">Profesor i asistent.</text:p>
      <text:p text:style-name="P42"/>
      <text:p text:style-name="P42">Preduslovi:</text:p>
      <text:p text:style-name="P42">Korisnik mora biti ulogovan kao profesor ili asistent.</text:p>
      <text:p text:style-name="P42"/>
      <text:p text:style-name="P42">Specifikacija ulaza/izlaza:</text:p>
      <text:p text:style-name="P42"/>
      <text:p text:style-name="P42">Korisnik unosi podatke o blanketu (naslov, opis, zadaci/pitanja).</text:p>
      <text:p text:style-name="P42">Korisnik potvrđuje unos i dodaje blanket na sajt.</text:p>
      <text:p text:style-name="P42">Tekuća stranica se osvežava i prikazuje novi blanket.</text:p>
      <text:p text:style-name="P42">Očekivani rezultati:</text:p>
      <text:p text:style-name="P42">Blanket je uspešno dodat na sajt i dostupan korisnicima.</text:p>
      <text:p text:style-name="P42"/>
      <text:p text:style-name="P42">Napomene:</text:p>
      <text:p text:style-name="P42">Nema.</text:p>
      <text:p text:style-name="P42"/>
      <text:h text:style-name="P9" text:outline-level="2"><text:bookmark-start text:name="__RefHeading___Toc167274685"/>Brisanje blanketa<text:bookmark-end text:name="__RefHeading___Toc167274685"/></text:h>
      <text:p text:style-name="P41">Opis testa:</text:p>
      <text:p text:style-name="P42">Brisanje postojećih blanketa sa zadacima/pitanjima sa sajta.</text:p>
      <text:p text:style-name="P42"/>
      <text:p text:style-name="P42">Akteri:</text:p>
      <text:p text:style-name="P42">Profesor i asistent.</text:p>
      <text:p text:style-name="P42"/>
      <text:p text:style-name="P42">Preduslovi:</text:p>
      <text:p text:style-name="P42">Korisnik mora biti ulogovan kao profesor ili asistent.</text:p>
      <text:p text:style-name="P42"/>
      <text:p text:style-name="P42">Specifikacija ulaza/izlaza:</text:p>
      <text:p text:style-name="P42"/>
      <text:p text:style-name="P42">Korisnik bira blanket koji želi da obriše.</text:p>
      <text:p text:style-name="P42">Korisnik potvrđuje brisanje blanketa.</text:p>
      <text:p text:style-name="P42"><text:soft-page-break/>Tekuća stranica se osvežava i prikazuje da je blanket obrisan.</text:p>
      <text:p text:style-name="P42">Očekivani rezultati:</text:p>
      <text:p text:style-name="P42">Blanket je uspešno obrisan sa sajta.</text:p>
      <text:p text:style-name="P42"/>
      <text:p text:style-name="P42">Napomene:</text:p>
      <text:p text:style-name="P42">Nema.</text:p>
      <text:p text:style-name="P42"/>
      <text:h text:style-name="P11" text:outline-level="2"><text:bookmark-start text:name="__RefHeading___Toc167274697"/><text:span text:style-name="T4">Prijavljivanje na server</text:span><text:bookmark-end text:name="__RefHeading___Toc167274697"/></text:h>
      <text:p text:style-name="P41">Opis testa:</text:p>
      <text:p text:style-name="P42">Korisnik se prijavljuje na server unoseći svoje podatke za autentifikaciju.</text:p>
      <text:p text:style-name="P42"/>
      <text:p text:style-name="P42">Akteri:</text:p>
      <text:p text:style-name="P42">Administrator, asistent, profesor i student.</text:p>
      <text:p text:style-name="P42"/>
      <text:p text:style-name="P42">Preduslovi:</text:p>
      <text:p text:style-name="P42">Korisnik mora imati kreiran nalog.</text:p>
      <text:p text:style-name="P42"/>
      <text:p text:style-name="P42">Specifikacija ulaza/izlaza:</text:p>
      <text:p text:style-name="P42"/>
      <text:p text:style-name="P42">Korisnik unosi podatke za prijavljivanje (korisničko ime, šifra).</text:p>
      <text:p text:style-name="P42">Sistem proverava validnost unetih podataka.</text:p>
      <text:p text:style-name="P42">Korisnik se uspešno prijavljuje na server ili dobija obaveštenje o grešci pri unosu podataka.</text:p>
      <text:p text:style-name="P42">Očekivani rezultati:</text:p>
      <text:p text:style-name="P42">Korisnik je uspešno prijavljen na server ili dobija poruku o grešci pri unosu podataka.</text:p>
      <text:p text:style-name="P42"/>
      <text:p text:style-name="P42">Napomene:</text:p>
      <text:p text:style-name="P42">Nema.</text:p>
      <text:p text:style-name="P42"/>
      <text:h text:style-name="P9" text:outline-level="2"><text:bookmark-start text:name="__RefHeading___Toc167274700"/>Stabilnost sistema<text:bookmark-end text:name="__RefHeading___Toc167274700"/></text:h>
      <text:p text:style-name="P34"><text:span text:style-name="T1">Opis testa:</text:span></text:p>
      <text:p text:style-name="P42">Provera da li sistem <text:span text:style-name="T18">Blanketomat</text:span> radi stabilno u toku dužeg vremenskog perioda.</text:p>
      <text:p text:style-name="P41">Preduslovi:</text:p>
      <text:p text:style-name="P42"><text:span text:style-name="T18">nema instalacije</text:span>.</text:p>
      <text:p text:style-name="P34"><text:span text:style-name="T1">Specifikacija ulaza/izlaza:</text:span></text:p>
      <text:list xml:id="list2433706760" text:style-name="WW8Num3">
        <text:list-item>
          <text:p text:style-name="P54">Pratiti da li sistem radi normalno.</text:p>
        </text:list-item>
        <text:list-item>
          <text:p text:style-name="P55"><text:soft-page-break/>Testiranje odredjenih funkcionalnosti</text:p>
        </text:list-item>
      </text:list>
      <text:p text:style-name="P34"><text:span text:style-name="T1">Očekivani rezultati:</text:span></text:p>
      <text:p text:style-name="P40"><text:span text:style-name="T1">Stranica dostupan</text:span></text:p>
      <text:p text:style-name="P34"><text:span text:style-name="T1">Napomene:</text:span></text:p>
      <text:p text:style-name="P51">Nema.</text:p>
      <text:p text:style-name="P13"/>
      <text:p text:style-name="P20">Izveštaj o izvršenom testiranju</text:p>
      <text:p text:style-name="P20"/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2" office:value-type="string">
            <text:p text:style-name="P21"><text:bookmark-start text:name="__RefHeading___Toc167274701"/>Projekat<text:bookmark-end text:name="__RefHeading___Toc167274701"/></text:p>
          </table:table-cell>
          <table:covered-table-cell/>
          <table:table-cell table:style-name="Table2.C1" table:number-columns-spanned="4" office:value-type="string">
            <text:p text:style-name="P19">Blanketomat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table:number-columns-spanned="3" office:value-type="string">
            <text:p text:style-name="P15">Tip testa</text:p>
          </table:table-cell>
          <table:covered-table-cell/>
          <table:covered-table-cell/>
          <table:table-cell table:style-name="Table2.A2" table:number-columns-spanned="2" office:value-type="string">
            <text:p text:style-name="P15">Tester</text:p>
          </table:table-cell>
          <table:covered-table-cell/>
          <table:table-cell table:style-name="Table2.A2" office:value-type="string">
            <text:p text:style-name="P15">Datum</text:p>
          </table:table-cell>
        </table:table-row>
        <table:table-row table:style-name="Table2.2">
          <table:table-cell table:style-name="Table2.A3" table:number-columns-spanned="3" office:value-type="string">
            <text:p text:style-name="P16"/>
          </table:table-cell>
          <table:covered-table-cell/>
          <table:covered-table-cell/>
          <table:table-cell table:style-name="Table2.D3" table:number-columns-spanned="2" office:value-type="string">
            <text:p text:style-name="P16"/>
          </table:table-cell>
          <table:covered-table-cell/>
          <table:table-cell table:style-name="Table2.F3" office:value-type="string">
            <text:p text:style-name="P16"/>
          </table:table-cell>
        </table:table-row>
        <table:table-row table:style-name="Table2.2">
          <table:table-cell table:style-name="Table2.A4" table:number-columns-spanned="3" office:value-type="string">
            <text:p text:style-name="P16"/>
          </table:table-cell>
          <table:covered-table-cell/>
          <table:covered-table-cell/>
          <table:table-cell table:style-name="Table2.D4" table:number-columns-spanned="2" office:value-type="string">
            <text:p text:style-name="P16"/>
          </table:table-cell>
          <table:covered-table-cell/>
          <table:table-cell table:style-name="Table2.F4" office:value-type="string">
            <text:p text:style-name="P16"/>
          </table:table-cell>
        </table:table-row>
        <table:table-row table:style-name="Table2.2">
          <table:table-cell table:style-name="Table2.A5" table:number-columns-spanned="3" office:value-type="string">
            <text:p text:style-name="P16"/>
          </table:table-cell>
          <table:covered-table-cell/>
          <table:covered-table-cell/>
          <table:table-cell table:style-name="Table2.D5" table:number-columns-spanned="2" office:value-type="string">
            <text:p text:style-name="P16"/>
          </table:table-cell>
          <table:covered-table-cell/>
          <table:table-cell table:style-name="Table2.F5" office:value-type="string">
            <text:p text:style-name="P16"/>
          </table:table-cell>
        </table:table-row>
        <table:table-row table:style-name="Table2.2">
          <table:table-cell table:style-name="Table2.A2" office:value-type="string">
            <text:p text:style-name="P17">TestCase ID</text:p>
          </table:table-cell>
          <table:table-cell table:style-name="Table2.A2" table:number-columns-spanned="2" office:value-type="string">
            <text:p text:style-name="P17">Pro<text:span text:style-name="T1">šao<text:line-break/>(DA/NE)</text:span></text:p>
          </table:table-cell>
          <table:covered-table-cell/>
          <table:table-cell table:style-name="Table2.A2" office:value-type="string">
            <text:p text:style-name="P17">Težina greške</text:p>
          </table:table-cell>
          <table:table-cell table:style-name="Table2.A2" table:number-columns-spanned="2" office:value-type="string">
            <text:p text:style-name="P17">Komentar</text:p>
          </table:table-cell>
          <table:covered-table-cell/>
        </table:table-row>
        <table:table-row table:style-name="Table2.2">
          <table:table-cell table:style-name="Table2.A7" office:value-type="string">
            <text:p text:style-name="P15"><text:span text:style-name="T4">Pregled osnovnih podataka o blanketomatu</text:span></text:p>
          </table:table-cell>
          <table:table-cell table:style-name="Table2.B7" table:number-columns-spanned="2" office:value-type="string">
            <text:p text:style-name="P17">DA</text:p>
          </table:table-cell>
          <table:covered-table-cell/>
          <table:table-cell table:style-name="Table2.D7" office:value-type="string">
            <text:p text:style-name="P18"/>
          </table:table-cell>
          <table:table-cell table:style-name="Table2.E7" table:number-columns-spanned="2" office:value-type="string">
            <text:p text:style-name="P18"/>
          </table:table-cell>
          <table:covered-table-cell/>
        </table:table-row>
        <table:table-row table:style-name="Table2.2">
          <table:table-cell table:style-name="Table2.A8" office:value-type="string">
            <text:p text:style-name="P15"><text:span text:style-name="T4">KREIRANJE I BRISANJE CLANOVA</text:span></text:p>
          </table:table-cell>
          <table:table-cell table:style-name="Table2.B8" table:number-columns-spanned="2" office:value-type="string">
            <text:p text:style-name="P17">DA</text:p>
          </table:table-cell>
          <table:covered-table-cell/>
          <table:table-cell table:style-name="Table2.D8" office:value-type="string">
            <text:p text:style-name="P18"/>
          </table:table-cell>
          <table:table-cell table:style-name="Table2.E8" table:number-columns-spanned="2" office:value-type="string">
            <text:p text:style-name="P18"/>
          </table:table-cell>
          <table:covered-table-cell/>
        </table:table-row>
        <table:table-row table:style-name="Table2.2">
          <table:table-cell table:style-name="Table2.A9" office:value-type="string">
            <text:p text:style-name="P15"><text:span text:style-name="T4">Postavljanje čelendža</text:span></text:p>
          </table:table-cell>
          <table:table-cell table:style-name="Table2.B9" table:number-columns-spanned="2" office:value-type="string">
            <text:p text:style-name="P17">DA</text:p>
          </table:table-cell>
          <table:covered-table-cell/>
          <table:table-cell table:style-name="Table2.D9" office:value-type="string">
            <text:p text:style-name="P18"/>
          </table:table-cell>
          <table:table-cell table:style-name="Table2.E9" table:number-columns-spanned="2" office:value-type="string">
            <text:p text:style-name="P18"/>
          </table:table-cell>
          <table:covered-table-cell/>
        </table:table-row>
        <table:table-row table:style-name="Table2.2">
          <table:table-cell table:style-name="Table2.A10" office:value-type="string">
            <text:p text:style-name="P15"><text:span text:style-name="T4">Generisanje blanketa</text:span></text:p>
          </table:table-cell>
          <table:table-cell table:style-name="Table2.B10" table:number-columns-spanned="2" office:value-type="string">
            <text:p text:style-name="P17">DA</text:p>
          </table:table-cell>
          <table:covered-table-cell/>
          <table:table-cell table:style-name="Table2.D10" office:value-type="string">
            <text:p text:style-name="P18"/>
          </table:table-cell>
          <table:table-cell table:style-name="Table2.E10" table:number-columns-spanned="2" office:value-type="string">
            <text:p text:style-name="P18"/>
          </table:table-cell>
          <table:covered-table-cell/>
        </table:table-row>
        <table:table-row table:style-name="Table2.2">
          <table:table-cell table:style-name="Table2.A11" office:value-type="string">
            <text:p text:style-name="P15"><text:span text:style-name="T4">Ažuriranje skupa teorijskih pitanja</text:span></text:p>
          </table:table-cell>
          <table:table-cell table:style-name="Table2.B11" table:number-columns-spanned="2" office:value-type="string">
            <text:p text:style-name="P17">DA</text:p>
          </table:table-cell>
          <table:covered-table-cell/>
          <table:table-cell table:style-name="Table2.D11" office:value-type="string">
            <text:p text:style-name="P18"/>
          </table:table-cell>
          <table:table-cell table:style-name="Table2.E11" table:number-columns-spanned="2" office:value-type="string">
            <text:p text:style-name="P18"/>
          </table:table-cell>
          <table:covered-table-cell/>
        </table:table-row>
        <table:table-row table:style-name="Table2.2">
          <table:table-cell table:style-name="Table2.A12" office:value-type="string">
            <text:p text:style-name="P15"><text:span text:style-name="T4">Ažuriranje skupa zadataka za ispit</text:span></text:p>
          </table:table-cell>
          <table:table-cell table:style-name="Table2.B12" table:number-columns-spanned="2" office:value-type="string">
            <text:p text:style-name="P17">DA</text:p>
          </table:table-cell>
          <table:covered-table-cell/>
          <table:table-cell table:style-name="Table2.D12" office:value-type="string">
            <text:p text:style-name="P18"/>
          </table:table-cell>
          <table:table-cell table:style-name="Table2.E12" table:number-columns-spanned="2" office:value-type="string">
            <text:p text:style-name="P18"/>
          </table:table-cell>
          <table:covered-table-cell/>
        </table:table-row>
        <table:table-row table:style-name="Table2.2">
          <table:table-cell table:style-name="Table2.A13" office:value-type="string">
            <text:p text:style-name="P15"><text:span text:style-name="T4">Prijavljivanje</text:span></text:p>
          </table:table-cell>
          <table:table-cell table:style-name="Table2.B13" table:number-columns-spanned="2" office:value-type="string">
            <text:p text:style-name="P17">DA</text:p>
          </table:table-cell>
          <table:covered-table-cell/>
          <table:table-cell table:style-name="Table2.D13" office:value-type="string">
            <text:p text:style-name="P18"/>
          </table:table-cell>
          <table:table-cell table:style-name="Table2.E13" table:number-columns-spanned="2" office:value-type="string">
            <text:p text:style-name="P18"/>
          </table:table-cell>
          <table:covered-table-cell/>
        </table:table-row>
        <table:table-row table:style-name="Table2.2">
          <table:table-cell table:style-name="Table2.A14" office:value-type="string">
            <text:p text:style-name="P15"><text:span text:style-name="T4">Postavljanje materijala</text:span></text:p>
          </table:table-cell>
          <table:table-cell table:style-name="Table2.B14" table:number-columns-spanned="2" office:value-type="string">
            <text:p text:style-name="P17">DA</text:p>
          </table:table-cell>
          <table:covered-table-cell/>
          <table:table-cell table:style-name="Table2.D14" office:value-type="string">
            <text:p text:style-name="P18"/>
          </table:table-cell>
          <table:table-cell table:style-name="Table2.E14" table:number-columns-spanned="2" office:value-type="string">
            <text:p text:style-name="P18"/>
          </table:table-cell>
          <table:covered-table-cell/>
        </table:table-row>
        <table:table-row table:style-name="Table2.2">
          <table:table-cell table:style-name="Table2.A15" office:value-type="string">
            <text:p text:style-name="P15"><text:span text:style-name="T4">Pregled materijala</text:span></text:p>
          </table:table-cell>
          <table:table-cell table:style-name="Table2.B15" table:number-columns-spanned="2" office:value-type="string">
            <text:p text:style-name="P17">DA</text:p>
          </table:table-cell>
          <table:covered-table-cell/>
          <table:table-cell table:style-name="Table2.D15" office:value-type="string">
            <text:p text:style-name="P18"/>
          </table:table-cell>
          <table:table-cell table:style-name="Table2.E15" table:number-columns-spanned="2" office:value-type="string">
            <text:p text:style-name="P18"/>
          </table:table-cell>
          <table:covered-table-cell/>
        </table:table-row>
        <table:table-row table:style-name="Table2.2">
          <table:table-cell table:style-name="Table2.A16" office:value-type="string">
            <text:p text:style-name="P15"><text:span text:style-name="T4">Ažuriranje podataka o članu</text:span></text:p>
          </table:table-cell>
          <table:table-cell table:style-name="Table2.B16" table:number-columns-spanned="2" office:value-type="string">
            <text:p text:style-name="P17">DA</text:p>
          </table:table-cell>
          <table:covered-table-cell/>
          <table:table-cell table:style-name="Table2.D16" office:value-type="string">
            <text:p text:style-name="P18"/>
          </table:table-cell>
          <table:table-cell table:style-name="Table2.E16" table:number-columns-spanned="2" office:value-type="string">
            <text:p text:style-name="P18"/>
          </table:table-cell>
          <table:covered-table-cell/>
        </table:table-row>
        <table:table-row table:style-name="Table2.2">
          <table:table-cell table:style-name="Table2.A17" office:value-type="string">
            <text:p text:style-name="P15"><text:span text:style-name="T4">Dodavanje/registrovanje novog clana</text:span></text:p>
          </table:table-cell>
          <table:table-cell table:style-name="Table2.B17" table:number-columns-spanned="2" office:value-type="string">
            <text:p text:style-name="P17">DA</text:p>
          </table:table-cell>
          <table:covered-table-cell/>
          <table:table-cell table:style-name="Table2.D17" office:value-type="string">
            <text:p text:style-name="P18"/>
          </table:table-cell>
          <table:table-cell table:style-name="Table2.E17" table:number-columns-spanned="2" office:value-type="string">
            <text:p text:style-name="P18"/>
          </table:table-cell>
          <table:covered-table-cell/>
        </table:table-row>
        <table:table-row table:style-name="Table2.2">
          <table:table-cell table:style-name="Table2.A18" office:value-type="string">
            <text:p text:style-name="P15"><text:span text:style-name="T4">Brisanje korisnika</text:span></text:p>
          </table:table-cell>
          <table:table-cell table:style-name="Table2.B18" table:number-columns-spanned="2" office:value-type="string">
            <text:p text:style-name="P17">DA</text:p>
          </table:table-cell>
          <table:covered-table-cell/>
          <table:table-cell table:style-name="Table2.D18" office:value-type="string">
            <text:p text:style-name="P18"/>
          </table:table-cell>
          <table:table-cell table:style-name="Table2.E18" table:number-columns-spanned="2" office:value-type="string">
            <text:p text:style-name="P18"/>
          </table:table-cell>
          <table:covered-table-cell/>
        </table:table-row>
        <table:table-row table:style-name="Table2.2">
          <table:table-cell table:style-name="Table2.A19" office:value-type="string">
            <text:p text:style-name="P15"><text:span text:style-name="T4">Dodavanje blanketa</text:span></text:p>
          </table:table-cell>
          <table:table-cell table:style-name="Table2.B19" table:number-columns-spanned="2" office:value-type="string">
            <text:p text:style-name="P17">DA</text:p>
          </table:table-cell>
          <table:covered-table-cell/>
          <table:table-cell table:style-name="Table2.D19" office:value-type="string">
            <text:p text:style-name="P18"/>
          </table:table-cell>
          <table:table-cell table:style-name="Table2.E19" table:number-columns-spanned="2" office:value-type="string">
            <text:p text:style-name="P18"/>
          </table:table-cell>
          <table:covered-table-cell/>
        </table:table-row>
        <table:table-row table:style-name="Table2.2">
          <table:table-cell table:style-name="Table2.A20" office:value-type="string">
            <text:p text:style-name="P15"><text:span text:style-name="T4">Brisanje blanketa</text:span></text:p>
          </table:table-cell>
          <table:table-cell table:style-name="Table2.B20" table:number-columns-spanned="2" office:value-type="string">
            <text:p text:style-name="P17">DA</text:p>
          </table:table-cell>
          <table:covered-table-cell/>
          <table:table-cell table:style-name="Table2.D20" office:value-type="string">
            <text:p text:style-name="P18"/>
          </table:table-cell>
          <table:table-cell table:style-name="Table2.E20" table:number-columns-spanned="2" office:value-type="string">
            <text:p text:style-name="P18"/>
          </table:table-cell>
          <table:covered-table-cell/>
        </table:table-row>
        <table:table-row table:style-name="Table2.2">
          <table:table-cell table:style-name="Table2.A21" office:value-type="string">
            <text:p text:style-name="P15"><text:span text:style-name="T4">Prijavljivanje na server</text:span></text:p>
          </table:table-cell>
          <table:table-cell table:style-name="Table2.B21" table:number-columns-spanned="2" office:value-type="string">
            <text:p text:style-name="P17">DA</text:p>
          </table:table-cell>
          <table:covered-table-cell/>
          <table:table-cell table:style-name="Table2.D21" office:value-type="string">
            <text:p text:style-name="P18"/>
          </table:table-cell>
          <table:table-cell table:style-name="Table2.E21" table:number-columns-spanned="2" office:value-type="string">
            <text:p text:style-name="P18"/>
          </table:table-cell>
          <table:covered-table-cell/>
        </table:table-row>
        <table:table-row table:style-name="Table2.2">
          <table:table-cell table:style-name="Table2.A22" office:value-type="string">
            <text:p text:style-name="P15"><text:span text:style-name="T4">Stabilnost sistema</text:span></text:p>
          </table:table-cell>
          <table:table-cell table:style-name="Table2.B22" table:number-columns-spanned="2" office:value-type="string">
            <text:p text:style-name="P17">DA</text:p>
          </table:table-cell>
          <table:covered-table-cell/>
          <table:table-cell table:style-name="Table2.D22" office:value-type="string">
            <text:p text:style-name="P18"/>
          </table:table-cell>
          <table:table-cell table:style-name="Table2.E22" table:number-columns-spanned="2" office:value-type="string">
            <text:p text:style-name="P18"/>
          </table:table-cell>
          <table:covered-table-cell/>
        </table:table-row>
        <table:table-row table:style-name="Table2.2">
          <table:table-cell table:style-name="Table2.A23" office:value-type="string">
            <text:p text:style-name="P15"><text:span text:style-name="T4"/></text:p>
          </table:table-cell>
          <table:table-cell table:style-name="Table2.B23" table:number-columns-spanned="2" office:value-type="string">
            <text:p text:style-name="P17"/>
          </table:table-cell>
          <table:covered-table-cell/>
          <table:table-cell table:style-name="Table2.D23" office:value-type="string">
            <text:p text:style-name="P18"/>
          </table:table-cell>
          <table:table-cell table:style-name="Table2.E23" table:number-columns-spanned="2" office:value-type="string">
            <text:p text:style-name="P18"/>
          </table:table-cell>
          <table:covered-table-cell/>
        </table:table-row>
      </table:table>
      <text:p text:style-name="P14"/>
      <text:p text:style-name="P14"/>
      <text:p text:style-name="P14"/>
      <text:p text:style-name="P15">Težine greške:</text:p>
      <text:p text:style-name="P15"/>
      <text:p text:style-name="P15">1 – pad programa</text:p>
      <text:p text:style-name="P15">2 – nepravilan rad programa</text:p>
      <text:p text:style-name="P15">3 – neslaganje sa specifikacijom</text:p>
      <text:p text:style-name="P15">4 – neodgovarajući interfejs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gg sans" svg:font-family="'gg sans', 'Noto Sans', 'Helvetica Neue', Helvetica, Arial, sans-serif"/>
    <style:font-face style:name="inherit" svg:font-family="inherit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Standard" style:class="text">
      <style:paragraph-properties fo:text-align="center" style:justify-single-word="false" fo:orphans="0" fo:widows="0"/>
      <style:text-properties style:font-name="Arial1" fo:font-family="Arial" style:font-family-generic="swiss" style:font-pitch="variable" fo:font-size="18pt" fo:font-weight="bold" style:font-size-asian="18pt" style:font-weight-asian="bold" style:font-name-complex="Arial1" style:font-family-complex="Arial" style:font-family-generic-complex="swiss" style:font-pitch-complex="variable" style:font-size-complex="18pt" style:language-complex="en" style:country-complex="US" style:font-weight-complex="bold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style:contextual-spacing="false" style:line-height-at-least="0.1665in" fo:keep-together="always" fo:orphans="0" fo:widows="0" fo:text-indent="0in" style:auto-text-indent="false"/>
      <style:text-properties fo:font-size="10pt" style:font-size-asian="10pt" style:font-size-complex="10pt" style:language-complex="en" style:country-complex="US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0835in" fo:margin-bottom="0.0417in" style:contextual-spacing="false" style:line-height-at-least="0.1665in" fo:orphans="0" fo:widows="0" fo:keep-with-next="always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language-complex="en" style:country-complex="US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 style:line-height-at-least="0.1665in" fo:orphans="0" fo:widows="0"/>
      <style:text-properties fo:font-size="11pt" style:font-size-asian="11pt" style:font-size-complex="11pt" style:language-complex="en" style:country-complex="US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 style:line-height-at-least="0.1665in" fo:orphans="0" fo:widows="0"/>
      <style:text-properties fo:font-size="11pt" fo:font-style="italic" style:font-size-asian="11pt" style:font-style-asian="italic" style:font-size-complex="11pt" style:language-complex="en" style:country-complex="US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 style:line-height-at-least="0.1665in" fo:orphans="0" fo:widows="0"/>
      <style:text-properties fo:font-size="10pt" style:font-size-asian="10pt" style:font-size-complex="10pt" style:language-complex="en" style:country-complex="US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 style:line-height-at-least="0.1665in" fo:orphans="0" fo:widows="0"/>
      <style:text-properties fo:font-size="10pt" fo:font-style="italic" style:font-size-asian="10pt" style:font-style-asian="italic" style:font-size-complex="10pt" style:language-complex="en" style:country-complex="US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 style:line-height-at-least="0.1665in" fo:orphans="0" fo:widows="0"/>
      <style:text-properties fo:font-size="9pt" fo:font-style="italic" fo:font-weight="bold" style:font-size-asian="9pt" style:font-style-asian="italic" style:font-weight-asian="bold" style:font-size-complex="9pt" style:language-complex="en" style:country-complex="US" style:font-style-complex="italic" style:font-weight-complex="bold"/>
    </style:style>
    <style:style style:name="Normal_20_Indent" style:display-name="Normal Indent" style:family="paragraph" style:parent-style-name="Standard">
      <style:paragraph-properties fo:margin-left="0.6252in" fo:margin-right="0in" style:line-height-at-least="0.1665in" fo:orphans="0" fo:widows="0" fo:text-indent="-0.6252in" style:auto-text-indent="false"/>
      <style:text-properties fo:font-size="10pt" style:font-size-asian="10pt" style:font-size-complex="10pt" style:language-complex="en" style:country-complex="US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style:contextual-spacing="false" style:line-height-at-least="0.1665in" fo:orphans="0" fo:widows="0" fo:text-indent="0in" style:auto-text-indent="false">
        <style:tab-stops>
          <style:tab-stop style:position="6.5in" style:type="right"/>
        </style:tab-stops>
      </style:paragraph-properties>
      <style:text-properties fo:font-size="10pt" style:font-size-asian="10pt" style:font-size-complex="10pt" style:language-complex="en" style:country-complex="US"/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style:line-height-at-least="0.1665in" fo:orphans="0" fo:widows="0" fo:text-indent="0in" style:auto-text-indent="false">
        <style:tab-stops>
          <style:tab-stop style:position="6.5in" style:type="right"/>
        </style:tab-stops>
      </style:paragraph-properties>
      <style:text-properties fo:font-size="10pt" style:font-size-asian="10pt" style:font-size-complex="10pt" style:language-complex="en" style:country-complex="US"/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style:line-height-at-least="0.1665in" fo:orphans="0" fo:widows="0" fo:text-indent="0in" style:auto-text-indent="false">
        <style:tab-stops>
          <style:tab-stop style:position="6.5in" style:type="right"/>
        </style:tab-stops>
      </style:paragraph-properties>
      <style:text-properties fo:font-size="10pt" style:font-size-asian="10pt" style:font-size-complex="10pt" style:language-complex="en" style:country-complex="U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style:line-height-at-least="0.1665in" fo:orphans="0" fo:widows="0"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 style:font-size-complex="10pt" style:language-complex="en" style:country-complex="US"/>
    </style:style>
    <style:style style:name="Footer" style:family="paragraph" style:parent-style-name="Standard" style:class="extra">
      <style:paragraph-properties style:line-height-at-least="0.1665in" fo:orphans="0" fo:widows="0"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 style:font-size-complex="10pt" style:language-complex="en" style:country-complex="US"/>
    </style:style>
    <style:style style:name="Footnote" style:family="paragraph" style:parent-style-name="Standard" style:class="extra">
      <style:paragraph-properties style:line-height-at-least="0.1665in" fo:orphans="0" fo:widows="0"/>
      <style:text-properties fo:font-size="10pt" style:font-size-asian="10pt" style:font-size-complex="10pt" style:language-complex="en" style:country-complex="US"/>
    </style:style>
    <style:style style:name="Tabletext" style:family="paragraph" style:parent-style-name="Standard">
      <style:paragraph-properties fo:margin-top="0in" fo:margin-bottom="0.0835in" style:contextual-spacing="false" style:line-height-at-least="0.1665in" fo:keep-together="always" fo:orphans="0" fo:widows="0"/>
      <style:text-properties fo:font-size="10pt" style:font-size-asian="10pt" style:font-size-complex="10pt" style:language-complex="en" style:country-complex="US"/>
    </style:style>
    <style:style style:name="body_20_text" style:display-name="body text" style:family="paragraph">
      <style:paragraph-properties fo:margin-top="0in" fo:margin-bottom="0.0835in" style:contextual-spacing="false" style:line-height-at-least="0.1528in" fo:keep-together="always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en" style:country-complex="US"/>
    </style:style>
    <style:style style:name="Plain_20_Text" style:display-name="Plain Tex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 style:language-complex="en" style:country-complex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0" style:family="text"/>
    <style:style style:name="WW8NumSt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number text:level="1" text:style-name="WW8Num4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4" style:family="table">
      <style:table-properties style:width="6.6375in" fo:margin-left="-0.075in" table:align="left" style:writing-mode="lr-tb"/>
    </style:style>
    <style:style style:name="Table4.A" style:family="table-column">
      <style:table-column-properties style:column-width="4.4299in"/>
    </style:style>
    <style:style style:name="Table4.B" style:family="table-column">
      <style:table-column-properties style:column-width="2.207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3" style:family="table">
      <style:table-properties style:width="6.5875in" fo:margin-left="-0.075in" table:align="left" style:writing-mode="lr-tb"/>
    </style:style>
    <style:style style:name="Table3.A" style:family="table-column">
      <style:table-column-properties style:column-width="1.7in"/>
    </style:style>
    <style:style style:name="Table3.B" style:family="table-column">
      <style:table-column-properties style:column-width="3.25in"/>
    </style:style>
    <style:style style:name="Table3.C" style:family="table-column">
      <style:table-column-properties style:column-width="1.637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 style:shadow="none"/>
    </style:style>
    <style:style style:name="MP2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 style:shadow="none"/>
      <style:text-properties style:font-name="Arial1" fo:font-size="18pt" fo:font-weight="bold" style:font-size-asian="18pt" style:font-weight-asian="bold" style:font-name-complex="Arial1"/>
    </style:style>
    <style:style style:name="MP3" style:family="paragraph" style:parent-style-name="Standard">
      <style:paragraph-properties fo:margin-left="0in" fo:margin-right="0.0472in" fo:margin-top="0.028in" fo:margin-bottom="0in" style:contextual-spacing="false" fo:text-indent="0in" style:auto-text-indent="false">
        <style:tab-stops>
          <style:tab-stop style:position="0.7882in"/>
        </style:tab-stops>
      </style:paragraph-properties>
    </style:style>
    <style:style style:name="MP4" style:family="paragraph" style:parent-style-name="Standard">
      <style:text-properties officeooo:rsid="0009147b" officeooo:paragraph-rsid="0009147b"/>
    </style:style>
    <style:style style:name="MP5" style:family="paragraph" style:parent-style-name="Standard">
      <style:paragraph-properties fo:margin-left="0in" fo:margin-right="0.25in" fo:text-indent="0in" style:auto-text-indent="false"/>
    </style:style>
    <style:style style:name="MP6" style:family="paragraph" style:parent-style-name="Standard">
      <style:paragraph-properties fo:text-align="center" style:justify-single-word="false"/>
      <style:text-properties officeooo:paragraph-rsid="0009147b"/>
    </style:style>
    <style:style style:name="MP7" style:family="paragraph" style:parent-style-name="Standard">
      <style:paragraph-properties fo:text-align="end" style:justify-single-word="false"/>
    </style:style>
    <style:style style:name="MT1" style:family="text">
      <style:text-properties officeooo:rsid="0009147b"/>
    </style:style>
    <style:style style:name="MT2" style:family="text">
      <style:text-properties style:font-name="Symbol" style:font-name-asian="Symbol" style:font-name-complex="Symbol"/>
    </style:style>
    <style:style style:name="MT3" style:family="text">
      <style:text-properties style:font-name="Arial1" officeooo:rsid="0009147b" style:font-name-asian="Symbol" style:font-name-complex="Symbol"/>
    </style:style>
    <style:style style:name="MT4" style:family="text"/>
    <style:page-layout style:name="Mpm1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bottom="0.4693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1.5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bottom="0.4693in" style:dynamic-spacing="true"/>
      </style:header-style>
      <style:footer-style>
        <style:header-footer-properties fo:min-height="0.5083in" fo:margin-top="0.4693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MP1"/>
        <text:p text:style-name="MP2"><text:span text:style-name="MT1">SSOA</text:span>Team</text:p>
        <text:p text:style-name="MP2"/>
        <text:p text:style-name="Header"/>
      </style:header>
    </style:master-page>
    <style:master-page style:name="Convert_20_1" style:display-name="Convert 1" style:page-layout-name="Mpm2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Standard"><text:span text:style-name="MT1">Blanketomat</text:span> <text:s/></text:p>
            </table:table-cell>
            <table:table-cell table:style-name="Table4.A1" office:value-type="string">
              <text:p text:style-name="MP3"><text:s text:c="2"/>Verzija: <text:s text:c="10"/>1.0</text:p>
            </table:table-cell>
          </table:table-row>
          <table:table-row table:style-name="Table4.1">
            <table:table-cell table:style-name="Table4.A1" office:value-type="string">
              <text:p text:style-name="Standard">Test specifikacija</text:p>
            </table:table-cell>
            <table:table-cell table:style-name="Table4.A1" office:value-type="string">
              <text:p text:style-name="Standard"><text:s text:c="2"/>Datum: <text:span text:style-name="MT1">23.5.2024.</text:span></text:p>
            </table:table-cell>
          </table:table-row>
          <table:table-row table:style-name="Table4.1">
            <table:table-cell table:style-name="Table4.A1" table:number-columns-spanned="2" office:value-type="string">
              <text:p text:style-name="MP4">SSOAteam</text:p>
            </table:table-cell>
            <table:covered-table-cell/>
          </table:table-row>
        </table:table>
        <text:p text:style-name="Header"/>
      </style:header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5">Poverljivo</text:p>
            </table:table-cell>
            <table:table-cell table:style-name="Table3.A1" office:value-type="string">
              <text:p text:style-name="MP6"><text:span text:style-name="MT2"></text:span><text:span text:style-name="MT3">SSOAteam</text:span>, 2<text:span text:style-name="MT1">024</text:span></text:p>
            </table:table-cell>
            <table:table-cell table:style-name="Table3.A1" office:value-type="string">
              <text:p text:style-name="MP7">Page <text:span text:style-name="Page_20_Number"><text:page-number text:select-page="current">12</text:page-number></text:span><text:span text:style-name="Page_20_Number"><text:s/>of </text:span><text:span text:style-name="Page_20_Number"><text:page-count style:num-format="1">14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eNcIL</dc:title>
    <dc:subject/>
    <meta:keyword/>
    <dc:description/>
    <meta:initial-creator>Vladan Mihajlovic</meta:initial-creator>
    <meta:creation-date>2008-05-29T12:09:00</meta:creation-date>
    <dc:date>2024-05-24T00:05:23.946000000</dc:date>
    <meta:editing-cycles>6</meta:editing-cycles>
    <meta:editing-duration>PT51M53S</meta:editing-duration>
    <meta:document-statistic meta:table-count="4" meta:image-count="0" meta:object-count="0" meta:page-count="14" meta:paragraph-count="307" meta:word-count="1120" meta:character-count="8206" meta:non-whitespace-character-count="7402"/>
    <meta:generator>LibreOffice/7.3.4.2$Windows_X86_64 LibreOffice_project/728fec16bd5f605073805c3c9e7c4212a0120dc5</meta:generator>
  </office:meta>
</office:document-meta>
</file>